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93.12pt" svg:height="389.25pt" svg:x="59.36pt" svg:y="128.75pt">
            <loext:p draw:notify-on-update-of-ranges="Sheet1.E2:Sheet1.E2 Sheet1.E3:Sheet1.E8 Sheet1.H2:Sheet1.H2 Sheet1.H3:Sheet1.H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832.03pt" svg:y="116.7pt">
            <loext:p draw:notify-on-update-of-ranges="Sheet1.I2:Sheet1.I2 Sheet1.I3:Sheet1.I8 Sheet1.J2:Sheet1.J2 Sheet1.J3:Sheet1.J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13.66pt" svg:y="393.59pt">
            <loext:p draw:notify-on-update-of-ranges="Sheet1.E2:Sheet1.E2 Sheet1.E3:Sheet1.E8 Sheet1.L2:Sheet1.L2 Sheet1.L3:Sheet1.L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88.69pt" svg:y="78.12pt">
            <loext:p draw:notify-on-update-of-ranges="Sheet1.E2:Sheet1.E2 Sheet1.E3:Sheet1.E8 Sheet1.K2:Sheet1.K2 Sheet1.K3:Sheet1.K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897.56pt" svg:y="163.42pt">
            <loext:p draw:notify-on-update-of-ranges="Sheet1.E2:Sheet1.E2 Sheet1.E3:Sheet1.E8 Sheet1.G2:Sheet1.G2 Sheet1.G3:Sheet1.G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Konzentration von Blei</text:p>
          </table:table-cell>
          <table:table-cell office:value-type="string" calcext:value-type="string">
            <text:p>Verbrauch</text:p>
          </table:table-cell>
          <table:table-cell office:value-type="string" calcext:value-type="string">
            <text:p>Endvolumen</text:p>
          </table:table-cell>
          <table:table-cell table:style-name="ce1" office:value-type="string" calcext:value-type="string">
            <text:p>Konzentration von Blei</text:p>
          </table:table-cell>
          <table:table-cell office:value-type="string" calcext:value-type="string">
            <text:p>I G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K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pk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kl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5" calcext:value-type="float">
            <text:p>0.5</text:p>
          </table:table-cell>
          <table:table-cell office:value-type="float" office:value="0.0054" calcext:value-type="float">
            <text:p>0.0054</text:p>
          </table:table-cell>
          <table:table-cell table:formula="of:=[.C3]+[.A3]" office:value-type="float" office:value="0.0304" calcext:value-type="float">
            <text:p>0.0304</text:p>
          </table:table-cell>
          <table:table-cell table:formula="of:=([.B3]*[.A3])/[.D3]" office:value-type="float" office:value="0.411184210526316" calcext:value-type="float">
            <text:p>0.4111842105</text:p>
          </table:table-cell>
          <table:table-cell table:formula="of:=(0.02*[.C3])/[.D3]" office:value-type="float" office:value="0.00355263157894737" calcext:value-type="float">
            <text:p>0.0035526316</text:p>
          </table:table-cell>
          <table:table-cell table:formula="of:=[.E3]*[.F3]*[.F3]" office:value-type="float" office:value="0.00000518963451304855" calcext:value-type="float">
            <text:p>5.18963451304855E-06</text:p>
          </table:table-cell>
          <table:table-cell table:formula="of:=-LOG([.G3])" office:value-type="float" office:value="5.28486322684431" calcext:value-type="float">
            <text:p>5.2848632268</text:p>
          </table:table-cell>
          <table:table-cell office:value-type="float" office:value="296.3" calcext:value-type="float">
            <text:p>296.3</text:p>
          </table:table-cell>
          <table:table-cell table:formula="of:=-8.314*[.I3]*LN([.G3])" office:value-type="float" office:value="29977.2032509586" calcext:value-type="float">
            <text:p>29977.2032509586</text:p>
          </table:table-cell>
          <table:table-cell table:formula="of:=[.G3]*EXP((-[.$N$3]/8.314)*((1/298)-(1/[.I3])))" office:value-type="float" office:value="0.0000000506614223170007" calcext:value-type="float">
            <text:p>5.06614223170007E-08</text:p>
          </table:table-cell>
          <table:table-cell table:formula="of:=-LOG([.K3])" office:value-type="float" office:value="7.29532262157757" calcext:value-type="float">
            <text:p>7.2953226216</text:p>
          </table:table-cell>
          <table:table-cell office:value-type="float" office:value="-6863.16" calcext:value-type="float">
            <text:p>-6863.16</text:p>
          </table:table-cell>
          <table:table-cell office:value-type="float" office:value="-1999033.21" calcext:value-type="float">
            <text:p>-1999033.21</text:p>
          </table:table-cell>
          <table:table-cell table:number-columns-repeated="2"/>
          <table:table-cell table:formula="of:=([.K3]+[.K4]+[.K5]+[.K6]+[.K7]+[.K8])/6" office:value-type="float" office:value="0.0000000220530312018571" calcext:value-type="float">
            <text:p>2.20530312018571E-08</text:p>
          </table:table-cell>
          <table:table-cell table:formula="of:=([.L3]+[.L4]+[.L5]+[.L6]+[.L7]+[.L8])/6" office:value-type="float" office:value="8.09628716241687" calcext:value-type="float">
            <text:p>8.0962871624</text:p>
          </table:table-cell>
          <table:table-cell table:formula="of:=[.N3]-298*[.M3]" office:value-type="float" office:value="46188.47" calcext:value-type="float">
            <text:p>46188.47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25" calcext:value-type="float">
            <text:p>0.25</text:p>
          </table:table-cell>
          <table:table-cell office:value-type="float" office:value="0.0036" calcext:value-type="float">
            <text:p>0.0036</text:p>
          </table:table-cell>
          <table:table-cell table:formula="of:=[.C4]+[.A4]" office:value-type="float" office:value="0.0286" calcext:value-type="float">
            <text:p>0.0286</text:p>
          </table:table-cell>
          <table:table-cell table:formula="of:=([.B4]*[.A4])/[.D4]" office:value-type="float" office:value="0.218531468531469" calcext:value-type="float">
            <text:p>0.2185314685</text:p>
          </table:table-cell>
          <table:table-cell table:formula="of:=(0.02*[.C4])/[.D4]" office:value-type="float" office:value="0.00251748251748252" calcext:value-type="float">
            <text:p>0.0025174825</text:p>
          </table:table-cell>
          <table:table-cell table:formula="of:=[.E4]*[.F4]*[.F4]" office:value-type="float" office:value="0.00000138499087102931" calcext:value-type="float">
            <text:p>0.000001385</text:p>
          </table:table-cell>
          <table:table-cell table:formula="of:=-LOG([.G4])" office:value-type="float" office:value="5.85855308918052" calcext:value-type="float">
            <text:p>5.8585530892</text:p>
          </table:table-cell>
          <table:table-cell office:value-type="float" office:value="296.7" calcext:value-type="float">
            <text:p>296.7</text:p>
          </table:table-cell>
          <table:table-cell table:formula="of:=-8.314*[.I4]*LN([.G4])" office:value-type="float" office:value="33276.1922680567" calcext:value-type="float">
            <text:p>33276.1922680567</text:p>
          </table:table-cell>
          <table:table-cell table:formula="of:=[.G4]*EXP((-[.$N$3]/8.314)*((1/298)-(1/[.I4])))" office:value-type="float" office:value="0.0000000403747145684701" calcext:value-type="float">
            <text:p>4.03747145684701E-08</text:p>
          </table:table-cell>
          <table:table-cell table:formula="of:=-LOG([.K4])" office:value-type="float" office:value="7.39389053492156" calcext:value-type="float">
            <text:p>7.3938905349</text:p>
          </table:table-cell>
          <table:table-cell table:number-columns-repeated="7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24" calcext:value-type="float">
            <text:p>0.0024</text:p>
          </table:table-cell>
          <table:table-cell table:formula="of:=[.C5]+[.A5]" office:value-type="float" office:value="0.0274" calcext:value-type="float">
            <text:p>0.0274</text:p>
          </table:table-cell>
          <table:table-cell table:formula="of:=([.B5]*[.A5])/[.D5]" office:value-type="float" office:value="0.114051094890511" calcext:value-type="float">
            <text:p>0.1140510949</text:p>
          </table:table-cell>
          <table:table-cell table:formula="of:=(0.02*[.C5])/[.D5]" office:value-type="float" office:value="0.00175182481751825" calcext:value-type="float">
            <text:p>0.0017518248</text:p>
          </table:table-cell>
          <table:table-cell table:formula="of:=[.E5]*[.F5]*[.F5]" office:value-type="float" office:value="0.000000350010286413417" calcext:value-type="float">
            <text:p>0.00000035</text:p>
          </table:table-cell>
          <table:table-cell table:formula="of:=-LOG([.G5])" office:value-type="float" office:value="6.4559191920299" calcext:value-type="float">
            <text:p>6.455919192</text:p>
          </table:table-cell>
          <table:table-cell office:value-type="float" office:value="297.1" calcext:value-type="float">
            <text:p>297.1</text:p>
          </table:table-cell>
          <table:table-cell table:formula="of:=-8.314*[.I5]*LN([.G5])" office:value-type="float" office:value="36718.6280921756" calcext:value-type="float">
            <text:p>36718.6280921756</text:p>
          </table:table-cell>
          <table:table-cell table:formula="of:=[.G5]*EXP((-[.$N$3]/8.314)*((1/298)-(1/[.I5])))" office:value-type="float" office:value="0.0000000303798728750774" calcext:value-type="float">
            <text:p>3.03798728750774E-08</text:p>
          </table:table-cell>
          <table:table-cell table:formula="of:=-LOG([.K5])" office:value-type="float" office:value="7.51741404777961" calcext:value-type="float">
            <text:p>7.5174140478</text:p>
          </table:table-cell>
          <table:table-cell table:number-columns-repeated="7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18" calcext:value-type="float">
            <text:p>0.0018</text:p>
          </table:table-cell>
          <table:table-cell table:formula="of:=[.C6]+[.A6]" office:value-type="float" office:value="0.0268" calcext:value-type="float">
            <text:p>0.0268</text:p>
          </table:table-cell>
          <table:table-cell table:formula="of:=([.B6]*[.A6])/[.D6]" office:value-type="float" office:value="0.0583022388059702" calcext:value-type="float">
            <text:p>0.0583022388</text:p>
          </table:table-cell>
          <table:table-cell table:formula="of:=(0.02*[.C6])/[.D6]" office:value-type="float" office:value="0.00134328358208955" calcext:value-type="float">
            <text:p>0.0013432836</text:p>
          </table:table-cell>
          <table:table-cell table:formula="of:=[.E6]*[.F6]*[.F6]" office:value-type="float" office:value="0.000000105201188311062" calcext:value-type="float">
            <text:p>1.05201188311062E-07</text:p>
          </table:table-cell>
          <table:table-cell table:formula="of:=-LOG([.G6])" office:value-type="float" office:value="6.97797935453568" calcext:value-type="float">
            <text:p>6.9779793545</text:p>
          </table:table-cell>
          <table:table-cell office:value-type="float" office:value="297.1" calcext:value-type="float">
            <text:p>297.1</text:p>
          </table:table-cell>
          <table:table-cell table:formula="of:=-8.314*[.I6]*LN([.G6])" office:value-type="float" office:value="39687.8927899829" calcext:value-type="float">
            <text:p>39687.8927899829</text:p>
          </table:table-cell>
          <table:table-cell table:formula="of:=[.G6]*EXP((-[.$N$3]/8.314)*((1/298)-(1/[.I6])))" office:value-type="float" office:value="0.0000000091311565724162" calcext:value-type="float">
            <text:p>9.1311565724162E-09</text:p>
          </table:table-cell>
          <table:table-cell table:formula="of:=-LOG([.K6])" office:value-type="float" office:value="8.0394742102854" calcext:value-type="float">
            <text:p>8.0394742103</text:p>
          </table:table-cell>
          <table:table-cell table:number-columns-repeated="7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015" calcext:value-type="float">
            <text:p>0.0015</text:p>
          </table:table-cell>
          <table:table-cell table:formula="of:=[.C7]+[.A7]" office:value-type="float" office:value="0.0265" calcext:value-type="float">
            <text:p>0.0265</text:p>
          </table:table-cell>
          <table:table-cell table:formula="of:=([.B7]*[.A7])/[.D7]" office:value-type="float" office:value="0.0295283018867925" calcext:value-type="float">
            <text:p>0.0295283019</text:p>
          </table:table-cell>
          <table:table-cell table:formula="of:=(0.02*[.C7])/[.D7]" office:value-type="float" office:value="0.00113207547169811" calcext:value-type="float">
            <text:p>0.0011320755</text:p>
          </table:table-cell>
          <table:table-cell table:formula="of:=[.E7]*[.F7]*[.F7]" office:value-type="float" office:value="0.0000000378433203248319" calcext:value-type="float">
            <text:p>3.78433203248319E-08</text:p>
          </table:table-cell>
          <table:table-cell table:formula="of:=-LOG([.G7])" office:value-type="float" office:value="7.42201076615261" calcext:value-type="float">
            <text:p>7.4220107662</text:p>
          </table:table-cell>
          <table:table-cell office:value-type="float" office:value="296.8" calcext:value-type="float">
            <text:p>296.8</text:p>
          </table:table-cell>
          <table:table-cell table:formula="of:=-8.314*[.I7]*LN([.G7])" office:value-type="float" office:value="42170.7364566204" calcext:value-type="float">
            <text:p>42170.7364566204</text:p>
          </table:table-cell>
          <table:table-cell table:formula="of:=[.G7]*EXP((-[.$N$3]/8.314)*((1/298)-(1/[.I7])))" office:value-type="float" office:value="0.00000000144954657279178" calcext:value-type="float">
            <text:p>1.44954657279178E-09</text:p>
          </table:table-cell>
          <table:table-cell table:formula="of:=-LOG([.K7])" office:value-type="float" office:value="8.83876782654455" calcext:value-type="float">
            <text:p>8.8387678265</text:p>
          </table:table-cell>
          <table:table-cell table:number-columns-repeated="7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13" calcext:value-type="float">
            <text:p>0.0013</text:p>
          </table:table-cell>
          <table:table-cell table:formula="of:=[.C8]+[.A8]" office:value-type="float" office:value="0.0263" calcext:value-type="float">
            <text:p>0.0263</text:p>
          </table:table-cell>
          <table:table-cell table:formula="of:=([.B8]*[.A8])/[.D8]" office:value-type="float" office:value="0.014828897338403" calcext:value-type="float">
            <text:p>0.0148288973</text:p>
          </table:table-cell>
          <table:table-cell table:formula="of:=(0.02*[.C8])/[.D8]" office:value-type="float" office:value="0.000988593155893536" calcext:value-type="float">
            <text:p>0.0009885932</text:p>
          </table:table-cell>
          <table:table-cell table:formula="of:=[.E8]*[.F8]*[.F8]" office:value-type="float" office:value="0.0000000144925249761605" calcext:value-type="float">
            <text:p>1.44925249761605E-08</text:p>
          </table:table-cell>
          <table:table-cell table:formula="of:=-LOG([.G8])" office:value-type="float" office:value="7.83885594250114" calcext:value-type="float">
            <text:p>7.8388559425</text:p>
          </table:table-cell>
          <table:table-cell office:value-type="float" office:value="296.6" calcext:value-type="float">
            <text:p>296.6</text:p>
          </table:table-cell>
          <table:table-cell table:formula="of:=-8.314*[.I8]*LN([.G8])" office:value-type="float" office:value="44509.1744266101" calcext:value-type="float">
            <text:p>44509.1744266101</text:p>
          </table:table-cell>
          <table:table-cell table:formula="of:=[.G8]*EXP((-[.$N$3]/8.314)*((1/298)-(1/[.I8])))" office:value-type="float" office:value="0.000000000321474305386354" calcext:value-type="float">
            <text:p>3.21474305386354E-10</text:p>
          </table:table-cell>
          <table:table-cell table:formula="of:=-LOG([.K8])" office:value-type="float" office:value="9.49285373339253" calcext:value-type="float">
            <text:p>9.492853733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18:03.619093798</meta:creation-date>
    <dc:date>2019-03-13T01:43:17.069897009</dc:date>
    <meta:editing-duration>PT6H53M32S</meta:editing-duration>
    <meta:editing-cycles>1</meta:editing-cycles>
    <meta:document-statistic meta:table-count="1" meta:cell-count="94" meta:object-count="5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Modell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25cm" svg:height="13.733cm" xlink:href=".." xlink:type="simple" chart:class="chart:scatter" chart:style-name="ch1">
        <chart:plot-area chart:style-name="ch2" table:cell-range-address="Sheet1.E2:Sheet1.E8 Sheet1.H2:Sheet1.H8" chart:data-source-has-labels="row" svg:x="1.429cm" svg:y="0.274cm" svg:width="19.078cm" svg:height="12.204cm">
          <chartooo:coordinate-region svg:x="1.865cm" svg:y="0.473cm" svg:width="18.31cm" svg:height="11.358cm"/>
          <chart:axis chart:dimension="x" chart:name="primary-x" chart:style-name="ch3">
            <chart:title svg:x="9.284cm" svg:y="12.752cm" chart:style-name="ch4">
              <text:p>Konzentration von Blei</text:p>
            </chart:title>
          </chart:axis>
          <chart:axis chart:dimension="y" chart:name="primary-y" chart:style-name="ch3">
            <chart:title svg:x="0.451cm" svg:y="6.632cm" chart:style-name="ch5">
              <text:p>pK</text:p>
            </chart:title>
            <chart:grid chart:style-name="ch6" chart:class="major"/>
          </chart:axis>
          <chart:series chart:style-name="ch7" chart:values-cell-range-address="Sheet1.H3:Sheet1.H8" chart:label-cell-address="Sheet1.H2:Sheet1.H2" chart:class="chart:scatter">
            <chart:domain table:cell-range-address="Sheet1.E3:Sheet1.E8"/>
            <chart:regression-curve chart:style-name="ch8"/>
            <chart:data-point/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Kl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1184210526316">
                <text:p>0.411184210526316</text:p>
                <draw:g>
                  <svg:desc>Sheet1.E3:Sheet1.E8</svg:desc>
                </draw:g>
              </table:table-cell>
              <table:table-cell office:value-type="float" office:value="5.28486322684431">
                <text:p>5.28486322684431</text:p>
                <draw:g>
                  <svg:desc>Sheet1.H3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8531468531469">
                <text:p>0.218531468531469</text:p>
              </table:table-cell>
              <table:table-cell office:value-type="float" office:value="5.85855308918052">
                <text:p>5.85855308918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51094890511">
                <text:p>0.114051094890511</text:p>
              </table:table-cell>
              <table:table-cell office:value-type="float" office:value="6.4559191920299">
                <text:p>6.4559191920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83022388059702">
                <text:p>0.0583022388059702</text:p>
              </table:table-cell>
              <table:table-cell office:value-type="float" office:value="6.97797935453568">
                <text:p>6.97797935453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5283018867925">
                <text:p>0.0295283018867925</text:p>
              </table:table-cell>
              <table:table-cell office:value-type="float" office:value="7.42201076615261">
                <text:p>7.42201076615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828897338403">
                <text:p>0.014828897338403</text:p>
              </table:table-cell>
              <table:table-cell office:value-type="float" office:value="7.83885594250114">
                <text:p>7.83885594250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Sheet1.I2:Sheet1.J8" chart:data-source-has-labels="row" svg:x="0.319cm" svg:y="0.18cm" svg:width="12.508cm" svg:height="8.646cm">
          <chartooo:coordinate-region svg:x="1.496cm" svg:y="0.38cm" svg:width="10.90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3:Sheet1.J8" chart:label-cell-address="Sheet1.J2:Sheet1.J2" chart:class="chart:scatter">
            <chart:domain table:cell-range-address="Sheet1.I3:Sheet1.I8"/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G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.3">
                <text:p>296.3</text:p>
                <draw:g>
                  <svg:desc>Sheet1.I3:Sheet1.I8</svg:desc>
                </draw:g>
              </table:table-cell>
              <table:table-cell office:value-type="float" office:value="29977.2032509586">
                <text:p>29977.2032509586</text:p>
                <draw:g>
                  <svg:desc>Sheet1.J3:Sheet1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6.7">
                <text:p>296.7</text:p>
              </table:table-cell>
              <table:table-cell office:value-type="float" office:value="33276.1922680567">
                <text:p>33276.1922680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.1">
                <text:p>297.1</text:p>
              </table:table-cell>
              <table:table-cell office:value-type="float" office:value="36718.6280921756">
                <text:p>36718.6280921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7.1">
                <text:p>297.1</text:p>
              </table:table-cell>
              <table:table-cell office:value-type="float" office:value="39687.8927899829">
                <text:p>39687.8927899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6.8">
                <text:p>296.8</text:p>
              </table:table-cell>
              <table:table-cell office:value-type="float" office:value="42170.7364566204">
                <text:p>42170.7364566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6.6">
                <text:p>296.6</text:p>
              </table:table-cell>
              <table:table-cell office:value-type="float" office:value="44509.1744266101">
                <text:p>44509.1744266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9cm" svg:y="3.952cm" style:legend-expansion="high" chart:style-name="ch2"/>
        <chart:plot-area chart:style-name="ch3" table:cell-range-address="Sheet1.E2:Sheet1.E8 Sheet1.L2:Sheet1.L8" chart:data-source-has-labels="row" svg:x="0.32cm" svg:y="0.18cm" svg:width="11.45cm" svg:height="8.64cm">
          <chartooo:coordinate-region svg:x="0.756cm" svg:y="0.379cm" svg:width="10.4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8" chart:label-cell-address="Sheet1.L2:Sheet1.L2" chart:class="chart:scatter">
            <chart:domain table:cell-range-address="Sheet1.E3:Sheet1.E8"/>
            <chart:regression-curve chart:style-name="ch7">
              <chart:equation chart:display-equation="true" chart:display-r-square="true"/>
            </chart:regression-curve>
            <chart:data-point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kl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1184210526316">
                <text:p>0.411184210526316</text:p>
                <draw:g>
                  <svg:desc>Sheet1.E3:Sheet1.E8</svg:desc>
                </draw:g>
              </table:table-cell>
              <table:table-cell office:value-type="float" office:value="7.29532262157757">
                <text:p>7.29532262157757</text:p>
                <draw:g>
                  <svg:desc>Sheet1.L3:Sheet1.L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8531468531469">
                <text:p>0.218531468531469</text:p>
              </table:table-cell>
              <table:table-cell office:value-type="float" office:value="7.39389053492156">
                <text:p>7.39389053492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51094890511">
                <text:p>0.114051094890511</text:p>
              </table:table-cell>
              <table:table-cell office:value-type="float" office:value="7.51741404777961">
                <text:p>7.51741404777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83022388059702">
                <text:p>0.0583022388059702</text:p>
              </table:table-cell>
              <table:table-cell office:value-type="float" office:value="8.0394742102854">
                <text:p>8.0394742102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5283018867925">
                <text:p>0.0295283018867925</text:p>
              </table:table-cell>
              <table:table-cell office:value-type="float" office:value="8.83876782654455">
                <text:p>8.83876782654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828897338403">
                <text:p>0.014828897338403</text:p>
              </table:table-cell>
              <table:table-cell office:value-type="float" office:value="9.49285373339253">
                <text:p>9.492853733392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703cm" style:legend-expansion="high" chart:style-name="ch2"/>
        <chart:plot-area chart:style-name="ch3" table:cell-range-address="Sheet1.E2:Sheet1.E8 Sheet1.K2:Sheet1.K8" chart:data-source-has-labels="row" svg:x="0.32cm" svg:y="0.18cm" svg:width="11.582cm" svg:height="8.64cm">
          <chartooo:coordinate-region svg:x="2.344cm" svg:y="0.38cm" svg:width="9.22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3:Sheet1.K8" chart:label-cell-address="Sheet1.K2:Sheet1.K2" chart:class="chart:scatter">
            <chart:domain table:cell-range-address="Sheet1.E3:Sheet1.E8"/>
            <chart:regression-curve chart:style-name="ch7">
              <chart:equation chart:display-equation="true" chart:display-r-square="true" svg:x="6.951cm" svg:y="1.459cm"/>
            </chart:regression-curve>
            <chart:regression-curve chart:style-name="ch8">
              <chart:equation chart:display-equation="true" chart:display-r-square="true" svg:x="2.003cm" svg:y="5.913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K2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1184210526316">
                <text:p>0.411184210526316</text:p>
                <draw:g>
                  <svg:desc>Sheet1.E3:Sheet1.E8</svg:desc>
                </draw:g>
              </table:table-cell>
              <table:table-cell office:value-type="float" office:value="0.0000000506614223170007">
                <text:p>0.0000000506614223170007</text:p>
                <draw:g>
                  <svg:desc>Sheet1.K3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8531468531469">
                <text:p>0.218531468531469</text:p>
              </table:table-cell>
              <table:table-cell office:value-type="float" office:value="0.0000000403747145684701">
                <text:p>0.0000000403747145684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51094890511">
                <text:p>0.114051094890511</text:p>
              </table:table-cell>
              <table:table-cell office:value-type="float" office:value="0.0000000303798728750774">
                <text:p>0.0000000303798728750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83022388059702">
                <text:p>0.0583022388059702</text:p>
              </table:table-cell>
              <table:table-cell office:value-type="float" office:value="0.0000000091311565724162">
                <text:p>0.0000000091311565724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5283018867925">
                <text:p>0.0295283018867925</text:p>
              </table:table-cell>
              <table:table-cell office:value-type="float" office:value="0.00000000144954657279178">
                <text:p>0.00000000144954657279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828897338403">
                <text:p>0.014828897338403</text:p>
              </table:table-cell>
              <table:table-cell office:value-type="float" office:value="0.000000000321474305386354">
                <text:p>0.0000000003214743053863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299cm" svg:y="3.705cm" style:legend-expansion="high" chart:style-name="ch2"/>
        <chart:plot-area chart:style-name="ch3" table:cell-range-address="Sheet1.E2:Sheet1.E8 Sheet1.G2:Sheet1.G8" chart:data-source-has-labels="row" svg:x="0.401cm" svg:y="0.179cm" svg:width="11.659cm" svg:height="8.644cm">
          <chartooo:coordinate-region svg:x="2.054cm" svg:y="0.379cm" svg:width="9.674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8" chart:label-cell-address="Sheet1.G2:Sheet1.G2" chart:class="chart:scatter">
            <chart:domain table:cell-range-address="Sheet1.E3:Sheet1.E8"/>
            <chart:regression-curve chart:style-name="ch7">
              <chart:equation chart:display-equation="true" chart:display-r-square="true"/>
            </chart:regression-curve>
            <chart:regression-curve chart:style-name="ch8">
              <chart:equation chart:display-equation="true" chart:display-r-square="true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K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1184210526316">
                <text:p>0.411184210526316</text:p>
                <draw:g>
                  <svg:desc>Sheet1.E3:Sheet1.E8</svg:desc>
                </draw:g>
              </table:table-cell>
              <table:table-cell office:value-type="float" office:value="0.00000518963451304855">
                <text:p>0.00000518963451304855</text:p>
                <draw:g>
                  <svg:desc>Sheet1.G3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8531468531469">
                <text:p>0.218531468531469</text:p>
              </table:table-cell>
              <table:table-cell office:value-type="float" office:value="0.00000138499087102931">
                <text:p>0.000001384990871029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51094890511">
                <text:p>0.114051094890511</text:p>
              </table:table-cell>
              <table:table-cell office:value-type="float" office:value="0.000000350010286413417">
                <text:p>0.000000350010286413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83022388059702">
                <text:p>0.0583022388059702</text:p>
              </table:table-cell>
              <table:table-cell office:value-type="float" office:value="0.000000105201188311062">
                <text:p>0.000000105201188311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5283018867925">
                <text:p>0.0295283018867925</text:p>
              </table:table-cell>
              <table:table-cell office:value-type="float" office:value="0.0000000378433203248319">
                <text:p>0.0000000378433203248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828897338403">
                <text:p>0.014828897338403</text:p>
              </table:table-cell>
              <table:table-cell office:value-type="float" office:value="0.0000000144925249761605">
                <text:p>0.00000001449252497616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